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08mm"/>
    </style:style>
    <style:style style:name="co2" style:family="table-column">
      <style:table-column-properties fo:break-before="auto" style:column-width="112.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6.03mm"/>
    </style:style>
    <style:style style:name="co5" style:family="table-column">
      <style:table-column-properties fo:break-before="auto" style:column-width="134.8mm"/>
    </style:style>
    <style:style style:name="co6" style:family="table-column">
      <style:table-column-properties fo:break-before="auto" style:column-width="133.44mm"/>
    </style:style>
    <style:style style:name="co7" style:family="table-column">
      <style:table-column-properties fo:break-before="auto" style:column-width="156.32mm"/>
    </style:style>
    <style:style style:name="co8" style:family="table-column">
      <style:table-column-properties fo:break-before="auto" style:column-width="218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82.17mm" fo:break-before="auto" style:use-optimal-row-height="true"/>
    </style:style>
    <style:style style:name="ro4" style:family="table-row">
      <style:table-row-properties style:row-height="59.76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55.81mm" fo:break-before="auto" style:use-optimal-row-height="true"/>
    </style:style>
    <style:style style:name="ro7" style:family="table-row">
      <style:table-row-properties style:row-height="146.63mm" fo:break-before="auto" style:use-optimal-row-height="true"/>
    </style:style>
    <style:style style:name="ro8" style:family="table-row">
      <style:table-row-properties style:row-height="40.01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51.86mm" fo:break-before="auto" style:use-optimal-row-height="true"/>
    </style:style>
    <style:style style:name="ro11" style:family="table-row">
      <style:table-row-properties style:row-height="103.72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36.05mm" fo:break-before="auto" style:use-optimal-row-height="true"/>
    </style:style>
    <style:style style:name="ro15" style:family="table-row">
      <style:table-row-properties style:row-height="221.67mm" fo:break-before="auto" style:use-optimal-row-height="true"/>
    </style:style>
    <style:style style:name="ro16" style:family="table-row">
      <style:table-row-properties style:row-height="70.54mm" fo:break-before="auto" style:use-optimal-row-height="fals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75.55mm" fo:break-before="auto" style:use-optimal-row-height="true"/>
    </style:style>
    <style:style style:name="ro1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Liberation Sans" fo:font-weight="bold" style:font-name-asian="Droid Sans" style:font-weight-asian="bold" style:font-weight-complex="bold"/>
    </style:style>
    <style:style style:name="T5" style:family="text">
      <style:text-properties style:font-name="Liberation Sans" fo:font-weight="normal" style:font-name-asian="Droid Sans" style:font-weight-asian="normal" style:font-weight-complex="normal"/>
    </style:style>
    <style:style style:name="T6" style:family="text">
      <style:text-properties style:font-name="Liberation Sans" style:font-name-asian="Droid Sans"/>
    </style:style>
  </office:automatic-styles>
  <office:body>
    <office:spreadsheet>
      <table:table table:name="Laravel Terminal Command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You can view all commands by running "php artisan list" or check it below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lear-compiled <text:s text:c="6"/></text:p>
          </table:table-cell>
          <table:table-cell office:value-type="string" calcext:value-type="string">
            <text:p>Remove the compiled class file</text:p>
          </table:table-cell>
        </table:table-row>
        <table:table-row table:style-name="ro2">
          <table:table-cell office:value-type="string" calcext:value-type="string">
            <text:p>down <text:s text:c="16"/></text:p>
          </table:table-cell>
          <table:table-cell office:value-type="string" calcext:value-type="string">
            <text:p>Put the application into maintenance mode</text:p>
          </table:table-cell>
        </table:table-row>
        <table:table-row table:style-name="ro2">
          <table:table-cell office:value-type="string" calcext:value-type="string">
            <text:p>env</text:p>
          </table:table-cell>
          <table:table-cell office:value-type="string" calcext:value-type="string">
            <text:p>Display the current framework environment</text:p>
          </table:table-cell>
        </table:table-row>
        <table:table-row table:style-name="ro2">
          <table:table-cell office:value-type="string" calcext:value-type="string">
            <text:p>help <text:s text:c="16"/></text:p>
          </table:table-cell>
          <table:table-cell office:value-type="string" calcext:value-type="string">
            <text:p>Displays help for a command</text:p>
          </table:table-cell>
        </table:table-row>
        <table:table-row table:style-name="ro2">
          <table:table-cell office:value-type="string" calcext:value-type="string">
            <text:p>inspire <text:s text:c="13"/></text:p>
          </table:table-cell>
          <table:table-cell office:value-type="string" calcext:value-type="string">
            <text:p>Display an inspiring quote</text:p>
          </table:table-cell>
        </table:table-row>
        <table:table-row table:style-name="ro2">
          <table:table-cell office:value-type="string" calcext:value-type="string">
            <text:p>list <text:s text:c="16"/></text:p>
          </table:table-cell>
          <table:table-cell office:value-type="string" calcext:value-type="string">
            <text:p>Lists commands</text:p>
          </table:table-cell>
        </table:table-row>
        <table:table-row table:style-name="ro2">
          <table:table-cell office:value-type="string" calcext:value-type="string">
            <text:p>migrate <text:s text:c="13"/></text:p>
          </table:table-cell>
          <table:table-cell office:value-type="string" calcext:value-type="string">
            <text:p>Run the database migrations</text:p>
          </table:table-cell>
        </table:table-row>
        <table:table-row table:style-name="ro2">
          <table:table-cell office:value-type="string" calcext:value-type="string">
            <text:p>optimize <text:s text:c="12"/></text:p>
          </table:table-cell>
          <table:table-cell office:value-type="string" calcext:value-type="string">
            <text:p>Optimize the framework for better performance</text:p>
          </table:table-cell>
        </table:table-row>
        <table:table-row table:style-name="ro2">
          <table:table-cell office:value-type="string" calcext:value-type="string">
            <text:p>serve <text:s text:c="15"/></text:p>
          </table:table-cell>
          <table:table-cell office:value-type="string" calcext:value-type="string">
            <text:p>Serve the application on the PHP development server</text:p>
          </table:table-cell>
        </table:table-row>
        <table:table-row table:style-name="ro2">
          <table:table-cell office:value-type="string" calcext:value-type="string">
            <text:p>tinker <text:s text:c="14"/></text:p>
          </table:table-cell>
          <table:table-cell office:value-type="string" calcext:value-type="string">
            <text:p>Interact with your application</text:p>
          </table:table-cell>
        </table:table-row>
        <table:table-row table:style-name="ro2">
          <table:table-cell office:value-type="string" calcext:value-type="string">
            <text:p>up <text:s text:c="18"/></text:p>
          </table:table-cell>
          <table:table-cell office:value-type="string" calcext:value-type="string">
            <text:p>Bring the application out of maintenance mod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app</text:p>
          </table:table-cell>
          <table:table-cell/>
        </table:table-row>
        <table:table-row table:style-name="ro2">
          <table:table-cell office:value-type="string" calcext:value-type="string">
            <text:p><text:s text:c="2"/>app:name <text:s text:c="12"/>Set the application namespa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auth</text:p>
          </table:table-cell>
          <table:table-cell/>
        </table:table-row>
        <table:table-row table:style-name="ro2">
          <table:table-cell office:value-type="string" calcext:value-type="string">
            <text:p><text:s text:c="2"/>auth:clear-resets <text:s text:c="3"/>Flush expired password reset token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s/>cache</text:p>
          </table:table-cell>
          <table:table-cell/>
        </table:table-row>
        <table:table-row table:style-name="ro2">
          <table:table-cell office:value-type="string" calcext:value-type="string">
            <text:p><text:s text:c="2"/>cache:clear <text:s text:c="9"/>Flush the application cache</text:p>
          </table:table-cell>
          <table:table-cell/>
        </table:table-row>
        <table:table-row table:style-name="ro2">
          <table:table-cell office:value-type="string" calcext:value-type="string">
            <text:p><text:s text:c="2"/>cache:forget <text:s text:c="8"/>Remove an item from the cache</text:p>
          </table:table-cell>
          <table:table-cell/>
        </table:table-row>
        <table:table-row table:style-name="ro2">
          <table:table-cell office:value-type="string" calcext:value-type="string">
            <text:p><text:s text:c="2"/>cache:table <text:s text:c="9"/>Create a migration for the cache database tab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config</text:p>
          </table:table-cell>
          <table:table-cell/>
        </table:table-row>
        <table:table-row table:style-name="ro2">
          <table:table-cell office:value-type="string" calcext:value-type="string">
            <text:p><text:s text:c="2"/>config:cache <text:s text:c="8"/>Create a cache file for faster configuration loading</text:p>
          </table:table-cell>
          <table:table-cell/>
        </table:table-row>
        <table:table-row table:style-name="ro2">
          <table:table-cell office:value-type="string" calcext:value-type="string">
            <text:p><text:s text:c="2"/>config:clear <text:s text:c="8"/>Remove the configuration cache fi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db</text:p>
          </table:table-cell>
          <table:table-cell/>
        </table:table-row>
        <table:table-row table:style-name="ro2">
          <table:table-cell office:value-type="string" calcext:value-type="string">
            <text:p><text:s text:c="2"/>db:seed <text:s text:c="13"/>Seed the database with record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event</text:p>
          </table:table-cell>
          <table:table-cell/>
        </table:table-row>
        <table:table-row table:style-name="ro2">
          <table:table-cell office:value-type="string" calcext:value-type="string">
            <text:p><text:s text:c="2"/>event:generate <text:s text:c="6"/>Generate the missing events and listeners based on registratio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key</text:p>
          </table:table-cell>
          <table:table-cell/>
        </table:table-row>
        <table:table-row table:style-name="ro2">
          <table:table-cell office:value-type="string" calcext:value-type="string">
            <text:p><text:s text:c="2"/>key:generate <text:s text:c="8"/>Set the application key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make</text:p>
          </table:table-cell>
          <table:table-cell/>
        </table:table-row>
        <table:table-row table:style-name="ro2">
          <table:table-cell office:value-type="string" calcext:value-type="string">
            <text:p>make:auth <text:s text:c="11"/></text:p>
          </table:table-cell>
          <table:table-cell office:value-type="string" calcext:value-type="string">
            <text:p>Scaffold basic login and registration views and routes</text:p>
          </table:table-cell>
        </table:table-row>
        <table:table-row table:style-name="ro2">
          <table:table-cell office:value-type="string" calcext:value-type="string">
            <text:p>make:command <text:s text:c="8"/></text:p>
          </table:table-cell>
          <table:table-cell office:value-type="string" calcext:value-type="string">
            <text:p>Create a new Artisan command</text:p>
          </table:table-cell>
        </table:table-row>
        <table:table-row table:style-name="ro2">
          <table:table-cell office:value-type="string" calcext:value-type="string">
            <text:p>make:controller <text:s text:c="5"/></text:p>
          </table:table-cell>
          <table:table-cell office:value-type="string" calcext:value-type="string">
            <text:p>Create a new controller class</text:p>
          </table:table-cell>
        </table:table-row>
        <table:table-row table:style-name="ro2">
          <table:table-cell office:value-type="string" calcext:value-type="string">
            <text:p>make:event <text:s text:c="10"/></text:p>
          </table:table-cell>
          <table:table-cell office:value-type="string" calcext:value-type="string">
            <text:p>Create a new event class</text:p>
          </table:table-cell>
        </table:table-row>
        <table:table-row table:style-name="ro2">
          <table:table-cell office:value-type="string" calcext:value-type="string">
            <text:p>make:job <text:s text:c="12"/></text:p>
          </table:table-cell>
          <table:table-cell office:value-type="string" calcext:value-type="string">
            <text:p>Create a new job class</text:p>
          </table:table-cell>
        </table:table-row>
        <table:table-row table:style-name="ro2">
          <table:table-cell office:value-type="string" calcext:value-type="string">
            <text:p>make:listener <text:s text:c="7"/></text:p>
          </table:table-cell>
          <table:table-cell office:value-type="string" calcext:value-type="string">
            <text:p>Create a new event listener class</text:p>
          </table:table-cell>
        </table:table-row>
        <table:table-row table:style-name="ro2">
          <table:table-cell office:value-type="string" calcext:value-type="string">
            <text:p>make:mail <text:s text:c="11"/></text:p>
          </table:table-cell>
          <table:table-cell office:value-type="string" calcext:value-type="string">
            <text:p>Create a new email class</text:p>
          </table:table-cell>
        </table:table-row>
        <table:table-row table:style-name="ro2">
          <table:table-cell office:value-type="string" calcext:value-type="string">
            <text:p>make:middleware <text:s text:c="5"/></text:p>
          </table:table-cell>
          <table:table-cell office:value-type="string" calcext:value-type="string">
            <text:p>Create a new middleware class</text:p>
          </table:table-cell>
        </table:table-row>
        <table:table-row table:style-name="ro2">
          <table:table-cell office:value-type="string" calcext:value-type="string">
            <text:p>make:migration <text:s text:c="6"/></text:p>
          </table:table-cell>
          <table:table-cell office:value-type="string" calcext:value-type="string">
            <text:p>Create a new migration file</text:p>
          </table:table-cell>
        </table:table-row>
        <table:table-row table:style-name="ro2">
          <table:table-cell office:value-type="string" calcext:value-type="string">
            <text:p>make:model <text:s text:c="10"/></text:p>
          </table:table-cell>
          <table:table-cell office:value-type="string" calcext:value-type="string">
            <text:p>Create a new Eloquent model class</text:p>
          </table:table-cell>
        </table:table-row>
        <table:table-row table:style-name="ro2">
          <table:table-cell office:value-type="string" calcext:value-type="string">
            <text:p>make:notification <text:s text:c="3"/></text:p>
          </table:table-cell>
          <table:table-cell office:value-type="string" calcext:value-type="string">
            <text:p>Create a new notification class</text:p>
          </table:table-cell>
        </table:table-row>
        <table:table-row table:style-name="ro2">
          <table:table-cell office:value-type="string" calcext:value-type="string">
            <text:p>make:policy <text:s text:c="9"/></text:p>
          </table:table-cell>
          <table:table-cell office:value-type="string" calcext:value-type="string">
            <text:p>Create a new policy class</text:p>
          </table:table-cell>
        </table:table-row>
        <table:table-row table:style-name="ro2">
          <table:table-cell office:value-type="string" calcext:value-type="string">
            <text:p>make:provider <text:s text:c="7"/></text:p>
          </table:table-cell>
          <table:table-cell office:value-type="string" calcext:value-type="string">
            <text:p>Create a new service provider class</text:p>
          </table:table-cell>
        </table:table-row>
        <table:table-row table:style-name="ro2">
          <table:table-cell office:value-type="string" calcext:value-type="string">
            <text:p>make:request <text:s text:c="8"/></text:p>
          </table:table-cell>
          <table:table-cell office:value-type="string" calcext:value-type="string">
            <text:p>Create a new form request class</text:p>
          </table:table-cell>
        </table:table-row>
        <table:table-row table:style-name="ro2">
          <table:table-cell office:value-type="string" calcext:value-type="string">
            <text:p>make:seeder <text:s text:c="9"/></text:p>
          </table:table-cell>
          <table:table-cell office:value-type="string" calcext:value-type="string">
            <text:p>Create a new seeder class</text:p>
          </table:table-cell>
        </table:table-row>
        <table:table-row table:style-name="ro2">
          <table:table-cell office:value-type="string" calcext:value-type="string">
            <text:p>make:test <text:s text:c="11"/></text:p>
          </table:table-cell>
          <table:table-cell office:value-type="string" calcext:value-type="string">
            <text:p>Create a new test clas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migrate</text:p>
          </table:table-cell>
          <table:table-cell/>
        </table:table-row>
        <table:table-row table:style-name="ro2">
          <table:table-cell office:value-type="string" calcext:value-type="string">
            <text:p><text:s text:c="2"/>migrate:install <text:s text:c="5"/>Create the migration repository</text:p>
          </table:table-cell>
          <table:table-cell/>
        </table:table-row>
        <table:table-row table:style-name="ro2">
          <table:table-cell office:value-type="string" calcext:value-type="string">
            <text:p><text:s text:c="2"/>migrate:refresh <text:s text:c="5"/>Reset and re-run all migrations</text:p>
          </table:table-cell>
          <table:table-cell/>
        </table:table-row>
        <table:table-row table:style-name="ro2">
          <table:table-cell office:value-type="string" calcext:value-type="string">
            <text:p><text:s text:c="2"/>migrate:reset <text:s text:c="7"/>Rollback all database migrations</text:p>
          </table:table-cell>
          <table:table-cell/>
        </table:table-row>
        <table:table-row table:style-name="ro2">
          <table:table-cell office:value-type="string" calcext:value-type="string">
            <text:p><text:s text:c="2"/>migrate:rollback <text:s text:c="4"/>Rollback the last database migration</text:p>
          </table:table-cell>
          <table:table-cell/>
        </table:table-row>
        <table:table-row table:style-name="ro2">
          <table:table-cell office:value-type="string" calcext:value-type="string">
            <text:p><text:s text:c="2"/>migrate:status <text:s text:c="6"/>Show the status of each migratio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notifications</text:p>
          </table:table-cell>
          <table:table-cell/>
        </table:table-row>
        <table:table-row table:style-name="ro2">
          <table:table-cell office:value-type="string" calcext:value-type="string">
            <text:p><text:s text:c="2"/>notifications:table <text:s/>Create a migration for the notifications tab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queue</text:p>
          </table:table-cell>
          <table:table-cell/>
        </table:table-row>
        <table:table-row table:style-name="ro2">
          <table:table-cell office:value-type="string" calcext:value-type="string">
            <text:p><text:s text:c="2"/>queue:failed <text:s text:c="8"/>List all of the failed queue jobs</text:p>
          </table:table-cell>
          <table:table-cell/>
        </table:table-row>
        <table:table-row table:style-name="ro2">
          <table:table-cell office:value-type="string" calcext:value-type="string">
            <text:p><text:s text:c="2"/>queue:failed-table <text:s text:c="2"/>Create a migration for the failed queue jobs database table</text:p>
          </table:table-cell>
          <table:table-cell/>
        </table:table-row>
        <table:table-row table:style-name="ro2">
          <table:table-cell office:value-type="string" calcext:value-type="string">
            <text:p><text:s text:c="2"/>queue:flush <text:s text:c="9"/>Flush all of the failed queue jobs</text:p>
          </table:table-cell>
          <table:table-cell/>
        </table:table-row>
        <table:table-row table:style-name="ro2">
          <table:table-cell office:value-type="string" calcext:value-type="string">
            <text:p><text:s text:c="2"/>queue:forget <text:s text:c="8"/>Delete a failed queue job</text:p>
          </table:table-cell>
          <table:table-cell/>
        </table:table-row>
        <table:table-row table:style-name="ro2">
          <table:table-cell office:value-type="string" calcext:value-type="string">
            <text:p><text:s text:c="2"/>queue:listen <text:s text:c="8"/>Listen to a given queue</text:p>
          </table:table-cell>
          <table:table-cell/>
        </table:table-row>
        <table:table-row table:style-name="ro2">
          <table:table-cell office:value-type="string" calcext:value-type="string">
            <text:p><text:s text:c="2"/>queue:restart <text:s text:c="7"/>Restart queue worker daemons after their current job</text:p>
          </table:table-cell>
          <table:table-cell/>
        </table:table-row>
        <table:table-row table:style-name="ro2">
          <table:table-cell office:value-type="string" calcext:value-type="string">
            <text:p><text:s text:c="2"/>queue:retry <text:s text:c="9"/>Retry a failed queue job</text:p>
          </table:table-cell>
          <table:table-cell/>
        </table:table-row>
        <table:table-row table:style-name="ro2">
          <table:table-cell office:value-type="string" calcext:value-type="string">
            <text:p><text:s text:c="2"/>queue:table <text:s text:c="9"/>Create a migration for the queue jobs database table</text:p>
          </table:table-cell>
          <table:table-cell/>
        </table:table-row>
        <table:table-row table:style-name="ro2">
          <table:table-cell office:value-type="string" calcext:value-type="string">
            <text:p><text:s text:c="2"/>queue:work <text:s text:c="10"/>Start processing jobs on the queue as a daemo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route</text:p>
          </table:table-cell>
          <table:table-cell/>
        </table:table-row>
        <table:table-row table:style-name="ro2">
          <table:table-cell office:value-type="string" calcext:value-type="string">
            <text:p><text:s text:c="2"/>route:cache <text:s text:c="9"/>Create a route cache file for faster route registration</text:p>
          </table:table-cell>
          <table:table-cell/>
        </table:table-row>
        <table:table-row table:style-name="ro2">
          <table:table-cell office:value-type="string" calcext:value-type="string">
            <text:p><text:s text:c="2"/>route:clear <text:s text:c="9"/>Remove the route cache file</text:p>
          </table:table-cell>
          <table:table-cell/>
        </table:table-row>
        <table:table-row table:style-name="ro2">
          <table:table-cell office:value-type="string" calcext:value-type="string">
            <text:p><text:s text:c="2"/>route:list <text:s text:c="10"/>List all registered route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schedule</text:p>
          </table:table-cell>
          <table:table-cell/>
        </table:table-row>
        <table:table-row table:style-name="ro2">
          <table:table-cell office:value-type="string" calcext:value-type="string">
            <text:p><text:s text:c="2"/>schedule:run <text:s text:c="8"/>Run the scheduled command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session</text:p>
          </table:table-cell>
          <table:table-cell/>
        </table:table-row>
        <table:table-row table:style-name="ro2">
          <table:table-cell office:value-type="string" calcext:value-type="string">
            <text:p><text:s text:c="2"/>session:table <text:s text:c="7"/>Create a migration for the session database tab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storage</text:p>
          </table:table-cell>
          <table:table-cell/>
        </table:table-row>
        <table:table-row table:style-name="ro2">
          <table:table-cell office:value-type="string" calcext:value-type="string">
            <text:p><text:s text:c="2"/>storage:link <text:s text:c="8"/>Create a symbolic link from "public/storage" to "storage/app/public"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vendor</text:p>
          </table:table-cell>
          <table:table-cell/>
        </table:table-row>
        <table:table-row table:style-name="ro2">
          <table:table-cell office:value-type="string" calcext:value-type="string">
            <text:p><text:s text:c="2"/>vendor:publish <text:s text:c="6"/>Publish any publishable assets from vendor package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<text:s/>view</text:p>
          </table:table-cell>
          <table:table-cell/>
        </table:table-row>
        <table:table-row table:style-name="ro2">
          <table:table-cell office:value-type="string" calcext:value-type="string">
            <text:p><text:s text:c="2"/>view:clear <text:s text:c="10"/>Clear all compiled view files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2"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Cakephp</text:p>
          </table:table-cell>
          <table:table-cell table:style-name="ce3" office:value-type="string" calcext:value-type="string">
            <text:p>Symfony</text:p>
          </table:table-cell>
          <table:table-cell table:style-name="ce3" table:number-columns-repeated="1020"/>
        </table:table-row>
        <table:table-row table:style-name="ro3">
          <table:table-cell table:style-name="ce4" office:value-type="string" calcext:value-type="string">
            <text:p><text:span text:style-name="T1">Requirements:( version – 5.3 ) </text:span></text:p>
            <text:p/>
            <text:p/>
            <text:p>Before start the laravel installation, Check the following packages are available in your system</text:p>
            <text:p/>
            <text:p/>
            <text:p>1) PHP &gt;= 5.6.4</text:p>
            <text:p>2) OpenSSL PHP Extension</text:p>
            <text:p>3) PDO PHP Extension</text:p>
            <text:p>4) Mbstring PHP Extension</text:p>
            <text:p>5) Tokenizer PHP Extension</text:p>
            <text:p>5) XML PHP Extension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2" office:value-type="string" calcext:value-type="string">
            <text:p><text:span text:style-name="T1">Requirements:</text:span></text:p>
            <text:p/>
            <text:p/>
            <text:p><text:span text:style-name="T2">Before start the laravel installation, Check the following packages are available in your system</text:span></text:p>
            <text:p/>
            <text:p/>
            <text:p><text:span text:style-name="T2">1) PHP &gt;= 5.6.0 (including PHP 7.1).</text:span></text:p>
            <text:p><text:span text:style-name="T2">2) Mbstring PHP Extension</text:span></text:p>
            <text:p><text:span text:style-name="T2">3) intl PHP extensi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1">Installation: </text:span></text:p>
            <text:p/>
            <text:p>1) Move to the html folder =&gt; cd /var/www/html </text:p>
            <text:p>2) Install laravel  via composer</text:p>
            <text:p/>
            <text:p>=&gt; composer create-project --prefer-dist laravel/laravel laravel-project</text:p>
            <text:p/>
            <text:p>Note: here 'laravel-project' is the project directory</text:p>
            <text:p/>
            <text:p>Reference: https://laravel.com/docs/5.4#installation</text:p>
          </table:table-cell>
          <table:table-cell office:value-type="string" calcext:value-type="string">
            <text:p><text:span text:style-name="T1">Installation: </text:span></text:p>
            <text:p/>
            <text:p>1) Move to the html folder =&gt; cd /var/www/html </text:p>
            <text:p>2) Install cakephp3  via composer</text:p>
            <text:p/>
            <text:p>=&gt; composer create-project --prefer-dist cakephp/app my_app_name</text:p>
            <text:p/>
            <text:p>Note: here 'my_app_name' is the project directory</text:p>
            <text:p/>
            <text:p>Reference: <text:a xlink:href="https://book.cakephp.org/3.0/en/installation.html" xlink:type="simple">https://book.cakephp.org/3.0/en/installation.html</text:a></text:p>
            <text:p/>
            <text:p>If you clone cakephp project from from git, you want to download vendor using composer</text:p>
            <text:p/>
            <text:p>Syntax: composer install</text:p>
            <text:p/>
          </table:table-cell>
          <table:table-cell table:number-columns-repeated="1021"/>
        </table:table-row>
        <table:table-row table:style-name="ro5">
          <table:table-cell office:value-type="string" calcext:value-type="string">
            <text:p><text:span text:style-name="T1">File Permissions:</text:span></text:p>
            <text:p/>
            <text:p>sudo find {laravel-folder}/ -type f -exec chmod 644 {}  \;</text:p>
            <text:p>sudo find {laravel-folder}/ -type d -exec chmod 755 {}  \;</text:p>
            <text:p>sudo chmod -R 777 {laravel-folder}/storage</text:p>
            <text:p>sudo chmod -R 777 {laravel-folder}/bootstrap/cache/</text:p>
          </table:table-cell>
          <table:table-cell office:value-type="string" calcext:value-type="string">
            <text:p>File Permissions:</text:p>
            <text:p/>
            <text:p>HTTPDUSER=`ps aux | grep -E '[a]pache|[h]ttpd|[_]www|[w]ww-data|[n]ginx' | grep -v root | head -1 | cut -d\  -f1`</text:p>
            <text:p>setfacl -R -m u:${HTTPDUSER}:rwx tmp</text:p>
            <text:p>setfacl -R -d -m u:${HTTPDUSER}:rwx tmp</text:p>
            <text:p>setfacl -R -m u:${HTTPDUSER}:rwx logs</text:p>
            <text:p>setfacl -R -d -m u:${HTTPDUSER}:rwx logs</text:p>
            <text:p/>
          </table:table-cell>
          <table:table-cell table:number-columns-repeated="1021"/>
        </table:table-row>
        <table:table-row table:style-name="ro4">
          <table:table-cell office:value-type="string" calcext:value-type="string">
            <text:p><text:span text:style-name="T1">Change Application Key:</text:span></text:p>
            <text:p/>
            <text:p/>
            <text:p>The next thing you should do after installing Laravel is set your application key to a random string. </text:p>
            <text:p>If you installed Laravel via Composer or the Laravel installer, this key has already been set for </text:p>
            <text:p>you by the php artisan key:generate command.</text:p>
            <text:p/>
            <text:p>Typically, this string should be 32 characters long. The key can be set in the .env environment file. </text:p>
            <text:p>If you have not renamed the .env.example file to .env, </text:p>
            <text:p>you should do that now. If the application key is not set, your user sessions and </text:p>
            <text:p>Other encrypted data will not be secure!</text:p>
            <text:p/>
            <text:p>You can view and edit App key in .env file </text:p>
            <text:p/>
            <text:p>APP_KEY=base64:BnSyda1sN3Nc/Jq8EP047OAeTRO68RUn4zbbfYwLUu4=</text:p>
          </table:table-cell>
          <table:table-cell office:value-type="string" calcext:value-type="string">
            <text:p><text:span text:style-name="T1">Change Application Key ( Security Salt ):</text:span></text:p>
            <text:p/>
            <text:p>1) Open Config/app.php file </text:p>
            <text:p>2) Add or Change security salf. Please check example below</text:p>
            <text:p/>
            <text:p>'Security' =&gt; [</text:p>
            <text:p>        'salt' =&gt; env('SECURITY_SALT', '__SALT__'),</text:p>
            <text:p>    ]</text:p>
            <text:p/>
            <text:p>Replaces as</text:p>
            <text:p/>
            <text:p>'Security' =&gt; [</text:p>
            <text:p>        'salt' =&gt; env('SECURITY_SALT', '8fddc180b411b56a755cf2ed69d244df844a46bf28abc010929046f003382fe9'),</text:p>
            <text:p>    ]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<text:span text:style-name="T1">Configure Database Connection:</text:span> </text:p>
            <text:p/>
            <text:p>1) Create Database ( for ex: laravel-blog' )</text:p>
            <text:p>2) Open .env file</text:p>
            <text:p>3) Change database host, database, username and password </text:p>
            <text:p/>
            <text:p/>
            <text:p>DB_CONNECTION=mysql</text:p>
            <text:p>DB_HOST=127.0.0.1</text:p>
            <text:p>DB_PORT=3306</text:p>
            <text:p>DB_DATABASE=laravel-blog</text:p>
            <text:p>DB_USERNAME=root</text:p>
            <text:p>DB_PASSWORD=password</text:p>
            <text:p/>
          </table:table-cell>
          <table:table-cell office:value-type="string" calcext:value-type="string">
            <text:p><text:span text:style-name="T1">Configure Database Connection:</text:span> </text:p>
            <text:p/>
            <text:p><text:span text:style-name="T2">1) Create Database ( for ex: cakephp-blog' )</text:span></text:p>
            <text:p>2) Open config/app.php</text:p>
            <text:p>3) Change host, username, password and database in datasourses - default array </text:p>
            <text:p/>
            <text:p>'host' =&gt; 'localhost',</text:p>
            <text:p>'username' =&gt; 'root', </text:p>
            <text:p>'password' =&gt; 'password',</text:p>
            <text:p>'database' =&gt; 'cakephp-blog',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<text:span text:style-name="T1">Access:</text:span></text:p>
            <text:p/>
            <text:p><text:span text:style-name="T2">To see the laravel project, you need to use the below path</text:span></text:p>
            <text:p/>
            <text:p><text:span text:style-name="T2">http://localhost/laravel-blog/public/   </text:span></text:p>
            <text:p/>
            <text:p><text:span text:style-name="T2">Note:  public/index.php is the frontend path</text:span></text:p>
            <text:p/>
            <text:p><text:span text:style-name="T2">Or need to config virtual host </text:span></text:p>
            <text:p/>
            <text:p><text:span text:style-name="T2">*******virtual host:start***********</text:span></text:p>
            <text:p><text:span text:style-name="T2">&lt;VirtualHost *:80&gt;</text:span></text:p>
            <text:p><text:span text:style-name="T2">    ServerName laravel.loc</text:span></text:p>
            <text:p><text:span text:style-name="T2">    ServerAlias www.laravel.loc</text:span></text:p>
            <text:p/>
            <text:p><text:span text:style-name="T2">    DocumentRoot /var/www/html/laravel-blog/public</text:span></text:p>
            <text:p><text:span text:style-name="T2">    &lt;Directory /var/www/html/laravel-blog/public&gt;</text:span></text:p>
            <text:p><text:span text:style-name="T2">        AllowOverride All</text:span></text:p>
            <text:p><text:span text:style-name="T2">        Order Allow,Deny</text:span></text:p>
            <text:p><text:span text:style-name="T2">        Allow from All</text:span></text:p>
            <text:p><text:span text:style-name="T2">    &lt;/Directory&gt;</text:span></text:p>
            <text:p/>
            <text:p><text:span text:style-name="T2">    # uncomment the following lines if you install assets as symlinks</text:span></text:p>
            <text:p><text:span text:style-name="T2">    # or run into problems when compiling LESS/Sass/CoffeeScript assets</text:span></text:p>
            <text:p><text:span text:style-name="T2">    # &lt;Directory /var/www/project&gt;</text:span></text:p>
            <text:p><text:span text:style-name="T2">    #     Options FollowSymlinks</text:span></text:p>
            <text:p><text:span text:style-name="T2">    # &lt;/Directory&gt;</text:span></text:p>
            <text:p/>
            <text:p><text:span text:style-name="T2">    ErrorLog /var/log/apache2/laravel_error.log</text:span></text:p>
            <text:p><text:span text:style-name="T2">    CustomLog /var/log/apache2/laravel_access.log combined</text:span></text:p>
            <text:p/>
            <text:p><text:span text:style-name="T2">&lt;/VirtualHost&gt;</text:span></text:p>
            <text:p><text:span text:style-name="T2"># vim: syntax=apache ts=4 sw=4 sts=4 sr noet</text:span></text:p>
            <text:p><text:span text:style-name="T2">*******virtual host:end***********</text:span></text:p>
            <text:p/>
            <text:p><text:span text:style-name="T2">Referece: </text:span><text:span text:style-name="T2"><text:a xlink:href="https://laravel.com/docs/5.4#configuration" xlink:type="simple">https://laravel.com/docs/5.4#configuration</text:a></text:span></text:p>
            <text:p/>
          </table:table-cell>
          <table:table-cell table:style-name="ce2" office:value-type="string" calcext:value-type="string">
            <text:p>Access:</text:p>
            <text:p/>
            <text:p><text:span text:style-name="T2">To see the laravel project, you need to use the below path</text:span></text:p>
            <text:p/>
            <text:p><text:span text:style-name="T2"><text:a xlink:href="http://localhost/cakephp-blog" xlink:type="simple">http://localhost/cakephp-blog</text:a></text:span>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Routing :</text:p>
            <text:p/>
            <text:p><text:span text:style-name="T2">All Laravel routes are defined in your route files, which are located in the routes directory. </text:span></text:p>
            <text:p><text:span text:style-name="T2">These files are automatically loaded by the framework. </text:span></text:p>
            <text:p><text:span text:style-name="T2">The </text:span><text:span text:style-name="T1">routes/web.php</text:span><text:span text:style-name="T2"> file defines routes that are for your web interface. </text:span></text:p>
            <text:p><text:span text:style-name="T2">These routes are assigned the web middleware group, which provides features </text:span></text:p>
            <text:p><text:span text:style-name="T2">like session state and CSRF protection. The routes in </text:span><text:span text:style-name="T1">routes/api.php</text:span><text:span text:style-name="T2"> are stateless </text:span></text:p>
            <text:p><text:span text:style-name="T2">And are assigned the api middleware group.</text:span></text:p>
            <text:p/>
            <text:p><text:span text:style-name="T2">For most applications, you will begin by defining routes in your routes/web.php file.</text:span></text:p>
          </table:table-cell>
          <table:table-cell table:style-name="ce2"/>
          <table:table-cell table:number-columns-repeated="1021"/>
        </table:table-row>
        <table:table-row table:style-name="ro8">
          <table:table-cell table:style-name="ce2" office:value-type="string" calcext:value-type="string">
            <text:p><text:span text:style-name="T3">Folder Struucture:</text:span></text:p>
            <text:p/>
            <text:p><text:span text:style-name="T2">Controller =&gt; app/Http/Controllers</text:span></text:p>
            <text:p><text:span text:style-name="T2">Views =&gt; resources/views</text:span></text:p>
            <text:p><text:span text:style-name="T2">Model =&gt; app</text:span></text:p>
            <text:p><text:span text:style-name="T2">Css =&gt; public/css</text:span></text:p>
            <text:p><text:span text:style-name="T2">Js =&gt; public/js</text:span></text:p>
            <text:p><text:span text:style-name="T2">Images =&gt; public </text:span></text:p>
            <text:p><text:span text:style-name="T2">Vendor =&gt; vendor</text:span></text:p>
            <text:p/>
          </table:table-cell>
          <table:table-cell table:style-name="ce2" office:value-type="string" calcext:value-type="string">
            <text:p><text:span text:style-name="T3">Folder Struucture:</text:span></text:p>
            <text:p/>
            <text:p><text:span text:style-name="T2">Controller =&gt; src/Controller</text:span></text:p>
            <text:p><text:span text:style-name="T2">Views =&gt; src/Templates</text:span></text:p>
            <text:p><text:span text:style-name="T2">Model =&gt; src/Model</text:span></text:p>
            <text:p><text:span text:style-name="T2">Css =&gt; webroot/css</text:span></text:p>
            <text:p><text:span text:style-name="T2">Js =&gt; webroot/js</text:span></text:p>
            <text:p><text:span text:style-name="T2">Images =&gt; webroot/img</text:span></text:p>
            <text:p><text:span text:style-name="T2">Vendor =&gt; vendor</text:span>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Documents:</text:p>
            <text:p/>
            <text:p>Controller =&gt; <text:a xlink:href="https://laravel.com/docs/5.2/controllers" xlink:type="simple">https://laravel.com/docs/5.2/controllers</text:a></text:p>
            <text:p>Model =&gt; <text:a xlink:href="https://laravel.com/docs/5.2/eloquent#eloquent-model-conventions" xlink:type="simple">https://laravel.com/docs/5.2/eloquent#eloquent-model-conventions</text:a></text:p>
            <text:p>Assoication =&gt; <text:a xlink:href="https://laravel.com/docs/5.4/eloquent-relationships" xlink:type="simple">https://laravel.com/docs/5.4/eloquent-relationships</text:a></text:p>
            <text:p>Query Builder =&gt; <text:a xlink:href="https://laravel.com/docs/5.2/queries" xlink:type="simple">https://laravel.com/docs/5.2/queries</text:a>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<text:span text:style-name="T1">Views:</text:span></text:p>
            <text:p/>
            <text:p><text:span text:style-name="T2">views</text:span></text:p>
            <text:p><text:span text:style-name="T2">-layouts</text:span></text:p>
            <text:p><text:span text:style-name="T2"> -default.blade.php</text:span></text:p>
            <text:p><text:span text:style-name="T2">-includes</text:span></text:p>
            <text:p><text:span text:style-name="T2"> -header.blade.php</text:span></text:p>
            <text:p><text:span text:style-name="T2"> -footer.blade.php</text:span></text:p>
            <text:p><text:span text:style-name="T2">-user</text:span></text:p>
            <text:p><text:span text:style-name="T2"> -profile.blade.php</text:span></text:p>
            <text:p><text:span text:style-name="T2"> -edit.blade.php</text:span></text:p>
            <text:p/>
            <text:p><text:span text:style-name="T2">Reference: </text:span><text:span text:style-name="T2"><text:a xlink:href="https://scotch.io/tutorials/simple-laravel-layouts-using-blade" xlink:type="simple">https://scotch.io/tutorials/simple-laravel-layouts-using-blade</text:a></text:span>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<text:span text:style-name="T1">Authentication: </text:span></text:p>
            <text:p/>
            <text:p>Just run command "php artisan make:auth" . It will create controllers,views and add route in web/route.php </text:p>
            <text:p/>
            <text:p>/var/www/html/laravel-blog/app/Http/Controllers/Auth/</text:p>
            <text:p>/var/www/html/laravel-blog/app/Http/Controllers/Auth/RegisterController.php</text:p>
            <text:p>/var/www/html/laravel-blog/app/Http/Controllers/Auth/LoginController.php</text:p>
            <text:p>/var/www/html/laravel-blog/app/Http/Controllers/Auth/ForgotPasswordController.php</text:p>
            <text:p>/var/www/html/laravel-blog/app/Http/Controllers/Auth/ResetPasswordController.php</text:p>
            <text:p/>
            <text:p/>
            <text:p>/var/www/html/laravel-blog/resources/views/auth/</text:p>
            <text:p>/var/www/html/laravel-blog/resources/views/auth/register.blade.php</text:p>
            <text:p>/var/www/html/laravel-blog/resources/views/auth/login.blade.php</text:p>
            <text:p>/var/www/html/laravel-blog/resources/views/auth/passwords/</text:p>
            <text:p>/var/www/html/laravel-blog/resources/views/auth/passwords/reset.blade.php</text:p>
            <text:p>/var/www/html/laravel-blog/resources/views/auth/passwords/email.blade.php</text:p>
            <text:p/>
            <text:p/>
            <text:p>web.php </text:p>
            <text:p>-------</text:p>
            <text:p>Auth::routes();</text:p>
            <text:p/>
            <text:p>Run the following command to add the required tables </text:p>
            <text:p/>
            <text:p>php artisan migrate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Install speicific plugin/vendor through git</text:p>
          </table:table-cell>
          <table:table-cell office:value-type="string" calcext:value-type="string">
            <text:p><text:span text:style-name="T4">Install speicific plugin/vendor through git</text:span></text:p>
            <text:p/>
            <text:p><text:span text:style-name="T5">For example: Install CakeDC plugin </text:span></text:p>
            <text:p/>
            <text:p><text:span text:style-name="T5"><text:a xlink:href="https://github.com/CakeDC/users/blob/master/Docs/Documentation/Installation.md" xlink:type="simple">https://github.com/CakeDC/users/blob/master/Docs/Documentation/Installation.md</text:a></text:span></text:p>
            <text:p/>
            <text:p><text:span text:style-name="T5">composer require cakedc/users</text:span></text:p>
          </table:table-cell>
          <table:table-cell table:number-columns-repeated="1021"/>
        </table:table-row>
      </table:table>
      <table:table table:name="laravel5.5" table:style-name="ta1">
        <table:table-column table:style-name="co7" table:default-cell-style-name="Default"/>
        <table:table-row table:style-name="ro13">
          <table:table-cell office:value-type="string" calcext:value-type="string">
            <text:p>1) Clone laravel5.5 using below repository Url:</text:p>
            <text:p/>
            <text:p><text:a xlink:href="mailto:git@github.com" xlink:type="simple">git@github.com</text:a>:muthupandi/laravel5.5.git</text:p>
          </table:table-cell>
        </table:table-row>
        <table:table-row table:style-name="ro2">
          <table:table-cell office:value-type="string" calcext:value-type="string">
            <text:p>2) create .env file from .env.example </text:p>
          </table:table-cell>
        </table:table-row>
        <table:table-row table:style-name="ro2">
          <table:table-cell office:value-type="string" calcext:value-type="string">
            <text:p>3) Update application key value ( For ex: APP_KEY=base64:BnSyda1sN3Nc/Jq8EP047OAeTRO68RUn4zbbfYwLUu4= ) </text:p>
          </table:table-cell>
        </table:table-row>
        <table:table-row table:style-name="ro14">
          <table:table-cell office:value-type="string" calcext:value-type="string">
            <text:p>4) Update database configuration in .env file </text:p>
            <text:p/>
            <text:p>DB_CONNECTION=mysql</text:p>
            <text:p>DB_HOST=127.0.0.1</text:p>
            <text:p>DB_PORT=3306</text:p>
            <text:p>DB_DATABASE=laravel-blog</text:p>
            <text:p>DB_USERNAME=root</text:p>
            <text:p>DB_PASSWORD=password</text:p>
            <text:p/>
          </table:table-cell>
        </table:table-row>
        <table:table-row table:style-name="ro13">
          <table:table-cell office:value-type="string" calcext:value-type="string">
            <text:p>5) Install vendor file using below command</text:p>
            <text:p/>
            <text:p>install composer </text:p>
          </table:table-cell>
        </table:table-row>
        <table:table-row table:style-name="ro13">
          <table:table-cell office:value-type="string" calcext:value-type="string">
            <text:p>6) Add Auth to the project using below command </text:p>
            <text:p/>
            <text:p>php artisan make:auth</text:p>
          </table:table-cell>
        </table:table-row>
        <table:table-row table:style-name="ro15">
          <table:table-cell office:value-type="string" calcext:value-type="string">
            <text:p>7) In default, login works with email and password. If need to login with username, you need to customize. </text:p>
            <text:p/>
            <text:p>In loginController.php, add below function</text:p>
            <text:p/>
            <text:p>public function username()</text:p>
            <text:p>{</text:p>
            <text:p>return 'username';</text:p>
            <text:p>}</text:p>
            <text:p/>
            <text:p>In login.plade.php, remove email field and add the username field using below html </text:p>
            <text:p/>
            <text:p>&lt;div class="form-group{{ $errors-&gt;has('username') ? ' has-error' : '' }}"&gt;</text:p>
            <text:p>                            &lt;label for="email" class="col-md-4 control-label"&gt;Username&lt;/label&gt;</text:p>
            <text:p/>
            <text:p>                            &lt;div class="col-md-6"&gt;</text:p>
            <text:p>                                &lt;input id="username" type="text" class="form-control" name="username" value="{{ old('username') }}" required autofocus&gt;</text:p>
            <text:p/>
            <text:p>                                @if ($errors-&gt;has('username'))</text:p>
            <text:p>                                    &lt;span class="help-block"&gt;</text:p>
            <text:p>                                        &lt;strong&gt;{{ $errors-&gt;first('username') }}&lt;/strong&gt;</text:p>
            <text:p>                                    &lt;/span&gt;</text:p>
            <text:p>                                @endif</text:p>
            <text:p>                            &lt;/div&gt;</text:p>
            <text:p>                        &lt;/div&gt;</text:p>
            <text:p/>
            <text:p>In user.php, add 'username' in $fillable variable </text:p>
            <text:p/>
            <text:p>ex:</text:p>
            <text:p/>
            <text:p>protected $fillable = [</text:p>
            <text:p>        'name','username','email', 'password',</text:p>
            <text:p>    ];</text:p>
            <text:p/>
            <text:p>In register.blade.php, add the below line for adding username field</text:p>
            <text:p/>
            <text:p>&lt;div class="form-group{{ $errors-&gt;has('username') ? ' has-error' : '' }}"&gt;</text:p>
            <text:p>                            &lt;label for="name" class="col-md-4 control-label"&gt;Username&lt;/label&gt;</text:p>
            <text:p/>
            <text:p>                            &lt;div class="col-md-6"&gt;</text:p>
            <text:p>                                &lt;input id="name" type="text" class="form-control" name="username" value="{{ old('username') }}" required autofocus&gt;</text:p>
            <text:p/>
            <text:p>                                @if ($errors-&gt;has('username'))</text:p>
            <text:p>                                    &lt;span class="help-block"&gt;</text:p>
            <text:p>                                        &lt;strong&gt;{{ $errors-&gt;first('username') }}&lt;/strong&gt;</text:p>
            <text:p>                                    &lt;/span&gt;</text:p>
            <text:p>                                @endif</text:p>
            <text:p>                            &lt;/div&gt;</text:p>
            <text:p>                        &lt;/div&gt;</text:p>
            <text:p/>
            <text:p>In RegisterController =&gt; validator function add </text:p>
            <text:p/>
            <text:p>'username' =&gt; 'required|string|min:5|max:255'</text:p>
            <text:p/>
            <text:p>In RegisterController =&gt; create function, add below index value </text:p>
            <text:p/>
            <text:p>'username' =&gt; $data['username']</text:p>
          </table:table-cell>
        </table:table-row>
      </table:table>
      <table:table table:name="laravel5.7" table:style-name="ta1">
        <table:table-column table:style-name="co8" table:default-cell-style-name="Default"/>
        <table:table-row table:style-name="ro16">
          <table:table-cell office:value-type="string" calcext:value-type="string">
            <text:p><text:span text:style-name="T1">Installation: </text:span></text:p>
            <text:p/>
            <text:p>1) Move to the html folder =&gt; cd /var/www/html </text:p>
            <text:p>2) Install laravel  via composer</text:p>
            <text:p/>
            <text:p>=&gt; composer create-project --prefer-dist laravel/laravel laravel-project</text:p>
            <text:p/>
            <text:p>Note: here 'laravel-project' is the project directory</text:p>
            <text:p/>
            <text:p><text:a xlink:href="https://laravel.com/docs/5.7/installation" xlink:type="simple">https://laravel.com/docs/5.7/installation</text:a></text:p>
          </table:table-cell>
        </table:table-row>
        <table:table-row table:style-name="ro8">
          <table:table-cell office:value-type="string" calcext:value-type="string">
            <text:p>Move to the project folder</text:p>
            <text:p/>
            <text:p>Run the below file </text:p>
            <text:p/>
            <text:p> php artisan key:generate</text:p>
            <text:p/>
            <text:p>It will update the api key in the .env file. </text:p>
            <text:p/>
            <text:p>Note: If .env file not exits and .env.example available, rename to .env before </text:p>
            <text:p>Generate api key</text:p>
          </table:table-cell>
        </table:table-row>
        <table:table-row table:style-name="ro14">
          <table:table-cell office:value-type="string" calcext:value-type="string">
            <text:p>4) Update database configuration in .env file </text:p>
            <text:p/>
            <text:p>DB_CONNECTION=mysql</text:p>
            <text:p>DB_HOST=127.0.0.1</text:p>
            <text:p>DB_PORT=3306</text:p>
            <text:p>DB_DATABASE=laravel-blog</text:p>
            <text:p>DB_USERNAME=root</text:p>
            <text:p>DB_PASSWORD=password</text:p>
            <text:p/>
          </table:table-cell>
        </table:table-row>
        <table:table-row table:style-name="ro13">
          <table:table-cell office:value-type="string" calcext:value-type="string">
            <text:p>Give permission to the sorage directory</text:p>
            <text:p/>
            <text:p>sudo chown -R www-data:www-data /path/to/your/project/storage</text:p>
          </table:table-cell>
        </table:table-row>
        <table:table-row table:style-name="ro17">
          <table:table-cell office:value-type="string" calcext:value-type="string">
            <text:p>Run the laravel</text:p>
            <text:p/>
            <text:p>In terminal, move to the project directory and run the following command</text:p>
            <text:p/>
            <text:p>Php artisan serve</text:p>
          </table:table-cell>
        </table:table-row>
        <table:table-row table:style-name="ro18">
          <table:table-cell office:value-type="string" calcext:value-type="string">
            <text:p>Stop the Laravel</text:p>
            <text:p/>
            <text:p>Ctrl +c </text:p>
            <text:p/>
            <text:p>In case, terminal are closed unfortunately, you need to kill artisan by manually. </text:p>
            <text:p/>
            <text:p>List processes with php in it</text:p>
            <text:p/>
            <text:p>ps -ef | grep php</text:p>
            <text:p/>
            <text:p>Example output</text:p>
            <text:p/>
            <text:p/>
            <text:p>501  9347   393   0  1:29PM ttys000    0:00.21 php artisan serve</text:p>
            <text:p>501  9351  9347   0  1:29PM ttys000    0:02.01 /usr/local/php5-5.6.14-20151002-085853/bin/php -S localhost:8000 .../laravel/server.php</text:p>
            <text:p>501  9781   393   0  1:56PM ttys000    0:00.00 grep php</text:p>
            <text:p>Then kill the process</text:p>
            <text:p/>
            <text:p>Kill 9347</text:p>
          </table:table-cell>
        </table:table-row>
        <table:table-row table:style-name="ro19">
          <table:table-cell office:value-type="string" calcext:value-type="string">
            <text:p>By using single command, able to create sample login and regiser with auth </text:p>
            <text:p/>
            <text:p/>
            <text:p><text:span text:style-name="T6">php artisan make:auth</text:span></text:p>
          </table:table-cell>
        </table:table-row>
        <table:table-row table:style-name="ro6">
          <table:table-cell office:value-type="string" calcext:value-type="string">
            <text:p>Add Prefix 'admin' </text:p>
            <text:p/>
            <text:p>In routes/web.php file, Add like, </text:p>
            <text:p/>
            <text:p><text:span text:style-name="T6">Route::group(['prefix' =&gt; 'admin'], function()</text:span></text:p>
            <text:p><text:span text:style-name="T6">{</text:span></text:p>
            <text:p><text:span text:style-name="T6">    Route::get('/', 'Admin\IndexController@index');</text:span></text:p>
            <text:p><text:span text:style-name="T6">})</text:span></text:p>
            <text:p/>
            <text:p>Route::group(['prefix' =&gt; 'admin',  'middleware' =&gt; 'auth'], function()</text:p>
            <text:p>{</text:p>
            <text:p>    Route::get('/dashboard', 'Admin\<text:a xlink:href="mailto:IndexController@dashboard" xlink:type="simple">IndexController@dashboard</text:a>');</text:p>
            <text:p>})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4:50:05.478520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8:02:28.387074549</meta:creation-date>
    <dc:date>2019-08-09T23:53:26.130807219</dc:date>
    <meta:editing-duration>PT14H34M21S</meta:editing-duration>
    <meta:editing-cycles>14</meta:editing-cycles>
    <meta:generator>LibreOffice/6.0.7.3$Linux_X86_64 LibreOffice_project/00m0$Build-3</meta:generator>
    <meta:document-statistic meta:table-count="4" meta:cell-count="143" meta:object-count="0"/>
  </office:meta>
</office:document-meta>
</file>